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000000420C190337BBE5FFC61.png" manifest:media-type="image/png"/>
  <manifest:file-entry manifest:full-path="Pictures/100000000000033000000420108220FE54A3E1FD.pdf" manifest:media-type="application/pd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22.761cm" draw:z-index="0"><draw:image xlink:href="Pictures/100000000000033000000420108220FE54A3E1FD.pdf" xlink:type="simple" xlink:show="embed" xlink:actuate="onLoad"/><draw:image xlink:href="Pictures/100000000000033000000420C190337BBE5FFC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7-04-05T14:28:32.459520115</meta:creation-date>
    <dc:date>2017-04-05T14:28:44.216263278</dc:date>
    <dc:creator>Miklos Vajna</dc:creator>
    <meta:editing-duration>PT1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5.4.0.0.alpha0$Linux_X86_64 LibreOffice_project/9ac98e6e3488e434bf4864ecfb13a121784f640b</meta:generator>
  </office:meta>
</office:document-meta>
</file>